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 style:list-style-name="L1"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dyDollDB – Release from SVN</text:p>
      <text:p text:style-name="P1"/>
      <text:p text:style-name="P1">Perform the following steps on a Bash-like Linux-shell:</text:p>
      <text:list xml:id="list1369341692" text:style-name="L1">
        <text:list-item>
          <text:p text:style-name="P2">SVNURL="https://candydolldb.googlecode.com/svn"</text:p>
        </text:list-item>
      </text:list>
      <text:p text:style-name="P1"/>
      <text:p text:style-name="P1">The following steps need to be performed only once:</text:p>
      <text:list xml:id="list468801059" text:continue-numbering="true" text:style-name="L1">
        <text:list-item>
          <text:p text:style-name="P2">svn mkdir -m "Creating branches directory" "${SVNURL}/branches"</text:p>
        </text:list-item>
        <text:list-item>
          <text:p text:style-name="P2">svn mkdir -m "Creating tags directory" "${SVNURL}/tags"</text:p>
        </text:list-item>
      </text:list>
      <text:p text:style-name="P1"/>
      <text:p text:style-name="P1">Create the release branch:</text:p>
      <text:list xml:id="list2021561771" text:continue-numbering="true" text:style-name="L1">
        <text:list-item>
          <text:p text:style-name="P2">svn copy -m "Creating release branch 1.9" "${SVNURL}/trunk" "${SVNURL}/branches/RB-1.9"</text:p>
        </text:list-item>
      </text:list>
      <text:p text:style-name="P1"/>
      <text:p text:style-name="P1">Begin work on the release specific code</text:p>
      <text:list xml:id="list68155758" text:continue-numbering="true" text:style-name="L1">
        <text:list-item>
          <text:p text:style-name="P2">svn switch "${SVNURL}/branches/RB-1.9"</text:p>
        </text:list-item>
        <text:list-item>
          <text:p text:style-name="P2">#</text:p>
        </text:list-item>
        <text:list-item>
          <text:p text:style-name="P2"># Do the work, update README, add LICENSE, etc...</text:p>
        </text:list-item>
        <text:list-item>
          <text:p text:style-name="P2"># Don't forget to add update-scripts and -pages!</text:p>
        </text:list-item>
        <text:list-item>
          <text:p text:style-name="P2">#</text:p>
        </text:list-item>
        <text:list-item>
          <text:p text:style-name="P2">svn switch "${SVNURL}/trunk"</text:p>
        </text:list-item>
      </text:list>
      <text:p text:style-name="P1"/>
      <text:p text:style-name="P1">Create the release tag:</text:p>
      <text:list xml:id="list1835652344" text:continue-numbering="true" text:style-name="L1">
        <text:list-item>
          <text:p text:style-name="P2">svn copy -m "Tag release 1.9" "${SVNURL}/branches/RB-1.9" "${SVNURL}/tags/REL-1.9"</text:p>
        </text:list-item>
      </text:list>
      <text:p text:style-name="P1"/>
      <text:p text:style-name="P1">Export to an empty directory:</text:p>
      <text:list xml:id="list136601255" text:continue-numbering="true" text:style-name="L1">
        <text:list-item>
          <text:p text:style-name="P2">svn export "${SVNURL}/tags/REL-1.9" candydolldb-1.9</text:p>
        </text:list-item>
      </text:list>
      <text:p text:style-name="P1"/>
      <text:p text:style-name="P1">Package the software for distribution:</text:p>
      <text:list xml:id="list716580483" text:continue-numbering="true" text:style-name="L1">
        <text:list-item>
          <text:p text:style-name="P2">tar -czf candydolldb-1.9.tgz candydolldb-1.9</text:p>
        </text:list-item>
        <text:list-item>
          <text:p text:style-name="P2">zip -r candydolldb-1.9.zip candydolldb-1.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nl" fo:country="N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="17.99mm" fo:margin-top="17.99mm" fo:margin-bottom="17.99mm" fo:margin-left="17.99mm" fo:margin-right="17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s-Willem Post</meta:initial-creator>
    <meta:creation-date>2012-02-25T11:33:28</meta:creation-date>
    <dc:date>2012-10-28T23:32:14</dc:date>
    <dc:creator>Frans-Willem </dc:creator>
    <meta:editing-duration>PT10H53M12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1" meta:paragraph-count="22" meta:word-count="130" meta:character-count="941" meta:non-whitespace-character-count="847"/>
  </office:meta>
</office:document-meta>
</file>